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f4310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base Technologies – Assignment 6</text:p>
      <text:p text:style-name="P2">Note : use “sales” database to solve below queries.</text:p>
      <text:p text:style-name="P1"><text:tab/><text:tab/><text:tab/>Create appropriate indexes to solve following problems.</text:p>
      <text:p text:style-name="P1"/>
      <text:p text:style-name="P1">1. Create an index that will enable a user to pull orders for ‘1990-10-03’ out of the Orders table quickly.</text:p>
      <text:p text:style-name="P1"/>
      <text:p text:style-name="P4">CREATE INDEX indextry on ORDERS(onum);</text:p>
      <text:p text:style-name="P1"/>
      <text:p text:style-name="P1">2. If the Orders table has already been created, how can you force the onum field to be unique (assume all current values are unique)?</text:p>
      <text:p text:style-name="P1"/>
      <text:p text:style-name="P4">create unique index indextry on ORDERS (onum);</text:p>
      <text:p text:style-name="P4"/>
      <text:p text:style-name="P3">3. Create an index that would permit salesperson to retrieve His orders.</text:p>
      <text:p text:style-name="P3"/>
      <text:p text:style-name="P4">CREATE INDEX TRY ON SALESPEOPLE(snum);</text:p>
      <text:p text:style-name="P4"/>
      <text:p text:style-name="P1">4. Let us assume that each salesperson is to have only one customer of a given rating, and that this is currently the case. Create an index that enforces it.</text:p>
      <text:p text:style-name="P4">CREATE UNIQUE INDEX TRY3 ON CUSTOMERS(rating,snum);</text:p>
      <text:p text:style-name="P1"/>
      <text:p text:style-name="P1">5. Create an index to speed up searching order on a given date by given customer.</text:p>
      <text:p text:style-name="P1"/>
      <text:p text:style-name="P4">CREATE INDEX TRY4 ON ORDERS(odate,cnum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0:44:11.861712769</meta:creation-date>
    <dc:date>2019-09-10T22:37:51.568791627</dc:date>
    <meta:editing-duration>PT10M19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3" meta:word-count="151" meta:character-count="909" meta:non-whitespace-character-count="767"/>
  </office:meta>
</office:document-meta>
</file>